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AD0000017DE53935CAEF1453B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top" draw:auto-grow-height="false" fo:min-height="9.65cm" fo:min-width="20.6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35cm" fo:min-width="2.65cm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75cm" fo:min-width="4.051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751cm" fo:min-width="3.501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0.75cm" fo:min-width="2.499cm" fo:wrap-option="no-wrap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817cm" fo:min-width="2.901cm"/>
    </style:style>
    <style:style style:name="gr8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24.4cm" svg:height="13.2cm" svg:x="2.3cm" svg:y="3.6cm">
          <text:p text:style-name="P1">Métodos da classe AbstractDialogFragment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" draw:text-style-name="P4" draw:layer="layout" svg:width="3.6cm" svg:height="1.2cm" svg:x="21cm" svg:y="5.2cm">
          <text:p text:style-name="P3"><text:span text:style-name="T1">Classe alvo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g>
            <draw:frame draw:style-name="gr3" draw:text-style-name="P1" draw:layer="layout" svg:width="18.123cm" svg:height="10.08cm" svg:x="6.8cm" svg:y="6.52cm">
              <draw:image xlink:href="Pictures/10000000000002AD0000017DE53935CAEF1453B5.png" xlink:type="simple" xlink:show="embed" xlink:actuate="onLoad">
                <text:p/>
              </draw:image>
            </draw:frame>
            <draw:custom-shape draw:style-name="gr4" draw:text-style-name="P5" draw:layer="layout" svg:width="5.2cm" svg:height="2cm" svg:x="16.4cm" svg:y="10.7cm">
              <text:p text:style-name="P1"><text:span text:style-name="T1">Implementação 2 da</text:span></text:p>
              <text:p text:style-name="P1"><text:span text:style-name="T1">variabilidade</text:span></text:p>
    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5" draw:text-style-name="P4" draw:layer="layout" svg:width="6cm" svg:height="1cm" svg:x="12.8cm" svg:y="9cm">
              <text:p text:style-name="P1"><text:span text:style-name="T1">Implementação 1</text:span></text:p>
              <text:p text:style-name="P1"><text:span text:style-name="T1">da variabilidade</text:span></text:p>
    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21600-?f1 "/>
                <draw:equation draw:name="f5" draw:formula="21600-?f3 "/>
                <draw:handle draw:handle-position="$0 top" draw:handle-range-x-minimum="$2" draw:handle-range-x-maximum="21600"/>
                <draw:handle draw:handle-position="$2 $3" draw:handle-range-x-minimum="0" draw:handle-range-x-maximum="$0" draw:handle-range-y-minimum="$1" draw:handle-range-y-maximum="10800"/>
                <draw:handle draw:handle-position="left $1" draw:handle-range-y-minimum="0" draw:handle-range-y-maximum="$3"/>
              </draw:enhanced-geometry>
            </draw:custom-shape>
            <draw:custom-shape draw:style-name="gr6" draw:text-style-name="P4" draw:layer="layout" svg:width="2.999cm" svg:height="1cm" draw:transform="rotate (-3.14159265358979) translate (7.199cm 9.1cm)">
              <text:p text:style-name="P3"><text:span text:style-name="T1">Gerenciador</text:span></text:p>
              <text:p text:style-name="P3"><text:span text:style-name="T1">da execução</text:span></text:p>
              <draw:enhanced-geometry svg:viewBox="0 0 21600 21600" draw:mirror-horizontal="false" draw:mirror-vertical="true" draw:type="line-callout-3" draw:modifiers="-1857.6 55801.7982017982 -1800 11954.445554445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draw:g>
          <draw:custom-shape draw:style-name="gr7" draw:text-style-name="P4" draw:layer="layout" svg:width="3.4cm" svg:height="1.6cm" svg:x="8.6cm" svg:y="7cm">
            <text:p text:style-name="P1"><text:span text:style-name="T1">Repositório de</text:span></text:p>
            <text:p text:style-name="P1"><text:span text:style-name="T1">parâmetro</text:span></text:p>
  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0" draw:handle-range-y-maximum="$2"/>
              <draw:handle draw:handle-position="$3 $2" draw:handle-range-x-minimum="$1" draw:handle-range-x-maximum="10800" draw:handle-range-y-minimum="$0" draw:handle-range-y-maximum="21600"/>
              <draw:handle draw:handle-position="$1 bottom" draw:handle-range-x-minimum="0" draw:handle-range-x-maximum="$3"/>
            </draw:enhanced-geometry>
          </draw:custom-shape>
        </draw:g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orilson Bezerra</meta:initial-creator>
    <meta:creation-date>2016-08-05T01:27:44.992568753</meta:creation-date>
    <dc:date>2016-08-05T02:16:02.376708062</dc:date>
    <dc:creator>Adorilson Bezerra</dc:creator>
    <meta:editing-duration>PT17M22S</meta:editing-duration>
    <meta:editing-cycles>1</meta:editing-cycles>
    <meta:document-statistic meta:object-count="32"/>
    <meta:generator>LibreOffice/5.1.4.2$Linux_X86_64 LibreOffice_project/10m0$Build-2</meta:generator>
  </office:meta>
</office:document-meta>
</file>